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3563FB1E5DFD7018.png" manifest:media-type="image/png"/>
  <manifest:file-entry manifest:full-path="Pictures/10000200000000AB000000ABFB1BBE52F8DD83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02bd"/>
    </style:style>
    <style:style style:name="P3" style:family="paragraph" style:parent-style-name="Standard">
      <style:paragraph-properties fo:text-align="start" style:justify-single-word="false"/>
      <style:text-properties officeooo:paragraph-rsid="001a02bd"/>
    </style:style>
    <style:style style:name="P4" style:family="paragraph" style:parent-style-name="Standard">
      <style:paragraph-properties fo:text-align="center" style:justify-single-word="false"/>
      <style:text-properties officeooo:paragraph-rsid="001a02b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a02bd"/>
    </style:style>
    <style:style style:name="P6" style:family="paragraph" style:parent-style-name="Standard">
      <style:paragraph-properties fo:text-align="start" style:justify-single-word="false"/>
      <style:text-properties officeooo:rsid="0031cb39" officeooo:paragraph-rsid="001a02b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bf23c" officeooo:paragraph-rsid="001a02bd"/>
    </style:style>
    <style:style style:name="P8" style:family="paragraph" style:parent-style-name="Standard">
      <style:paragraph-properties fo:text-align="start" style:justify-single-word="false"/>
      <style:text-properties officeooo:rsid="002bf23c" officeooo:paragraph-rsid="001a02b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1dc388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1a02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8.06" style:data-style-name="N0">8.06</text:variable-set>: <text:span text:style-name="T3">Torque and Angular Momentum</text:span></text:p>
      <text:p text:style-name="P4"/>
      <text:list xml:id="list875356110873578694" text:style-name="L1">
        <text:list-item>
          <text:p text:style-name="P5">A bicycle is placed upside down during a <text:span text:style-name="T4">maintenance</text:span> check. <text:s/>The front wheel (m=1.3 kg) is allowed to spin at a rate of <text:span text:style-name="T7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15023061761014" text:continue-numbering="true" text:style-name="L1">
        <text:list-item>
          <text:p text:style-name="P7"><text:s/><text:span text:style-name="T5">A 25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15023649131544" text:continue-numbering="true" text:style-name="L1">
        <text:list-item>
          <text:p text:style-name="P7">A 75 kg man stands on a <text:span text:style-name="T7">7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7">Calculate the angular acceleration of the platform. <text:s/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215023791496509" text:continue-numbering="true" text:style-name="L1">
        <text:list-item>
          <text:list>
            <text:list-item>
              <text:p text:style-name="P7">If the man can catch the platform when it has rotated 45 degrees, what is the time he has to react?</text:p>
            </text:list-item>
          </text:list>
        </text:list-item>
      </text:list>
      <text:p text:style-name="P8"/>
      <text:list xml:id="list215023167139251" text:continue-numbering="true" text:style-name="L1">
        <text:list-item>
          <text:list>
            <text:list-header>
              <text:p text:style-name="P7"/>
            </text:list-header>
          </text:list>
        </text:list-item>
      </text:list>
      <text:p text:style-name="P8"/>
      <text:p text:style-name="P8"/>
      <text:p text:style-name="P8"/>
      <text:p text:style-name="P3"/>
      <text:list xml:id="list215023858644640" text:continue-numbering="true" text:style-name="L1">
        <text:list-item>
          <text:p text:style-name="P2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2">What is the rotational velocity of the earth (in radians per second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5023167729378" text:continue-numbering="true" text:style-name="L1">
        <text:list-item>
          <text:list>
            <text:list-item>
              <text:p text:style-name="P2">What is the Moment of Inertia of the ear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5024331260168" text:continue-numbering="true" text:style-name="L1">
        <text:list-item>
          <text:list>
            <text:list-item>
              <text:p text:style-name="P2">What is the rotational kinetic energy of the eart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5023538936963" text:continue-numbering="true" text:style-name="L1">
        <text:list-item>
          <text:p text:style-name="P2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2">What is the orbital radius of the mo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5024087249655" text:continue-numbering="true" text:style-name="L1">
        <text:list-item>
          <text:list>
            <text:list-item>
              <text:p text:style-name="P2">What is the total angular momentum of the earth-moon system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5023993586168" text:continue-numbering="true" text:style-name="L1">
        <text:list-item>
          <text:list>
            <text:list-item>
              <text:p text:style-name="P2">The moon is moving away from the earth at 0.038 meters per year. <text:s/>How far will the moon be from the earth after 1 Billion year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5023669732016" text:continue-numbering="true" text:style-name="L1">
        <text:list-item>
          <text:list>
            <text:list-item>
              <text:p text:style-name="P2">Use the law of conservation of angular momentum to calculate the length of a day on earth 1 billion years from now.</text:p>
            </text:list-item>
          </text:list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B1BBE52F8DD83B7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3563FB1E5DFD7018.png" xlink:type="simple" xlink:show="embed" xlink:actuate="onLoad"/></draw:frame> <text:s text:c="20"/>Name:<text:tab/><text:tab/><text:date style:data-style-name="N37" text:date-value="2016-08-16T21:50:22.694503585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7065961</meta:creation-date>
    <meta:editing-duration>PT2M35S</meta:editing-duration>
    <meta:editing-cycles>2</meta:editing-cycles>
    <meta:generator>LibreOffice/5.0.6.2$Linux_X86_64 LibreOffice_project/00$Build-2</meta:generator>
    <dc:date>2016-08-16T21:50:22.624137121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